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style:font-pitch="variable" fo:font-size="32pt" style:font-size-asian="32pt" style:font-size-complex="32pt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File 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how to read a file into a program</text:span></text:p>
              </text:list-item>
              <text:list-item>
                <text:p><text:span text:style-name="T3">Understand how to write out data to a file</text:span></text:p>
              </text:list-item>
              <text:list-item>
                <text:p><text:span text:style-name="T3">Why File ::Slurp is good</text:span></text:p>
              </text:list-item>
              <text:list-item>
                <text:p><text:span text:style-name="T3">What a filehandle is, and how to use one</text:span></text:p>
              </text:list-item>
              <text:list-item>
                <text:p><text:span text:style-name="T3">How to append as well as write a new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r end user is not going to want to provide everything on the command line, or permanently interact with a running script</text:span></text:p>
              </text:list-item>
              <text:list-item>
                <text:p><text:span text:style-name="T3">Also, they are not going to want to 'screen scrape' the end data</text:span></text:p>
              </text:list-item>
              <text:list-item>
                <text:p><text:span text:style-name="T3">Most data will come from/stored into a file or a database</text:span></text:p>
              </text:list-item>
              <text:list-item>
                <text:p><text:span text:style-name="T3">Database interaction beyond the scope of this co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There is a great module of code you can use to help with read and write file operations</text:span></text:p>
                <text:p><text:span text:style-name="T4">use File ::Slurp;</text:span></text:p>
              </text:list-item>
              <text:list-item>
                <text:p><text:span text:style-name="T3">We get the methods </text:span><text:span text:style-name="T4">read_file</text:span><text:span text:style-name="T3"> and </text:span><text:span text:style-name="T4">write_file</text:span></text:p>
              </text:list-item>
              <text:list-item>
                <text:p><text:span text:style-name="T3">We'll look at both, and the filehandle versions to comp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0.861cm" svg:x="2.5cm" svg:y="5.8cm" presentation:class="outline" presentation:user-transformed="true">
          <draw:text-box>
            <text:list text:style-name="L2">
              <text:list-item>
                <text:p><text:span text:style-name="T3">Let's start with reading a file</text:span></text:p>
                <text:p><text:span text:style-name="T4">bin/01-reading_a_file.pl</text:span></text:p>
              </text:list-item>
              <text:list-item>
                <text:p><text:span text:style-name="T3">Slurp in a whole book</text:span></text:p>
                <text:p><text:span text:style-name="T5">my $slobbit = read_file( 'data/the_slobbit' );</text:span></text:p>
              </text:list-item>
              <text:list-item>
                <text:p><text:span text:style-name="T6">Now we have some data in the program, we can view it</text:span></text:p>
                <text:p><text:span text:style-name="T5">say $slobbi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1.886cm" svg:x="2.5cm" svg:y="5.8cm" presentation:class="outline" presentation:user-transformed="true">
          <draw:text-box>
            <text:list text:style-name="L2">
              <text:list-item>
                <text:p><text:span text:style-name="T6">we can do something to it</text:span></text:p>
              </text:list-item>
              <text:list-item>
                <text:p><text:span text:style-name="T6">Nobody wants me to be the hero of the story - </text:span><text:span text:style-name="T7">$hobbit</text:span><text:span text:style-name="T6"> is just a string</text:span></text:p>
                <text:p><text:span text:style-name="T5">$slobbit =~ s/Andy/Bilbo/gm;</text:span></text:p>
                <text:p><text:span text:style-name="T5">say 'Hero changed';</text:span></text:p>
                <text:p><text:span text:style-name="T5">say $slobbit;</text:span></text:p>
              </text:list-item>
              <text:list-item>
                <text:p><text:span text:style-name="T6">but we haven't changed the file - take a look at </text:span><text:span text:style-name="T7">data/the_slobb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6">our data may be in some table like format, so we probably don't want it all in one scalar</text:span></text:p>
              </text:list-item>
              <text:list-item>
                <text:p><text:span text:style-name="T8">slurp in a qseq file, with rows going into an array</text:span></text:p>
                <text:p><text:span text:style-name="T5">my @reads = read_file( 'data/1234_1_qseq.txt' );</text:span></text:p>
                <text:p><text:span text:style-name="T5">say @read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1.649cm" svg:x="2.5cm" svg:y="5.8cm" presentation:class="outline" presentation:user-transformed="true">
          <draw:text-box>
            <text:list text:style-name="L2">
              <text:list-item>
                <text:p><text:span text:style-name="T6">We want just the DNA sequences</text:span></text:p>
                <text:p><text:span text:style-name="T5">foreach my $read ( @reads ) {</text:span></text:p>
                <text:p><text:span text:style-name="T5"><text:s text:c="2"/></text:span><text:span text:style-name="T5">my @data = split /\s+/m, $read;</text:span></text:p>
                <text:p><text:span text:style-name="T5"><text:s text:c="2"/></text:span><text:span text:style-name="T5">say $data[8];</text:span></text:p>
                <text:p><text:span text:style-name="T5">}</text:span></text:p>
              </text:list-item>
              <text:list-item>
                <text:p><text:span text:style-name="T6">In both of these cases, we are going to need to watch the memory, as all the file is being read in at o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6">In many cases, always take advantage of File::Slurp</text:span></text:p>
              </text:list-item>
              <text:list-item>
                <text:p><text:span text:style-name="T6">However, if you want to do it completely by yourself, you need to go through some steps and open a </text:span><text:span text:style-name="T7">filehandle</text:span></text:p>
              </text:list-item>
              <text:list-item>
                <text:p><text:span text:style-name="T6">A </text:span><text:span text:style-name="T7">filehandle</text:span><text:span text:style-name="T6"> is a </text:span><text:span text:style-name="T7">scalar reference</text:span><text:span text:style-name="T6"> to the file, which allows you to read/write to the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3.385cm" svg:x="2.5cm" svg:y="5.8cm" presentation:class="outline" presentation:user-transformed="true">
          <draw:text-box>
            <text:list text:style-name="L2">
              <text:list-item>
                <text:p><text:span text:style-name="T6">open a file handle to the file you want to read</text:span></text:p>
                <text:p><text:span text:style-name="T5">open my $fh, '&lt;', 'data/the_slobbit' or die 'Could not open data/the_slobbit for reading';</text:span></text:p>
              </text:list-item>
              <text:list-item>
                <text:p><text:span text:style-name="T7">$fh</text:span><text:span text:style-name="T8"> is a file handle</text:span></text:p>
              </text:list-item>
              <text:list-item>
                <text:p><text:span text:style-name="T7">'&lt;'</text:span><text:span text:style-name="T8"> means for reading only</text:span></text:p>
              </text:list-item>
              <text:list-item>
                <text:p><text:span text:style-name="T7">'data/the_slobbit'</text:span><text:span text:style-name="T8"> is the filename</text:span></text:p>
              </text:list-item>
              <text:list-item>
                <text:p><text:span text:style-name="T8">always give an option to do something if the file can't be opened, in this case di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>while ( &lt;$fh&gt; ) {</text:span></text:p>
                <text:p><text:span text:style-name="T5"><text:s text:c="2"/></text:span><text:span text:style-name="T5">s/Gran/Uncle/xms;</text:span></text:p>
                <text:p><text:span text:style-name="T5"><text:s text:c="2"/></text:span><text:span text:style-name="T5">print;</text:span></text:p>
                <text:p><text:span text:style-name="T5">}</text:span></text:p>
              </text:list-header>
              <text:list-item>
                <text:p><text:span text:style-name="T6">The file handle can act just like an array, so we can (for example) loop on it, processing a line at a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close $fh or die 'Could not close the filehandle for file data/the_slobbit';</text:span></text:p>
              </text:list-header>
              <text:list-item>
                <text:p><text:span text:style-name="T6">You must close the filehandle, with an option to do something if it can't close (this is unlikely to happ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2.359cm" svg:x="2.5cm" svg:y="5.8cm" presentation:class="outline" presentation:user-transformed="true">
          <draw:text-box>
            <text:list text:style-name="L2">
              <text:list-item>
                <text:p><text:span text:style-name="T6">The advantage of this is that you will only read out of the file the next line to process, so in the case of a million+ line fastq file, you won't fill your memory up.</text:span></text:p>
                <text:p><text:span text:style-name="T6"/></text:p>
              </text:list-item>
              <text:list-item>
                <text:p><text:span text:style-name="T6">The disadvantage is that your files may become altered/vanish/locked during this time, causing problems either for your program, or other us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</text:span></text:p>
          </draw:text-box>
        </draw:frame>
        <draw:frame presentation:style-name="pr3" draw:text-style-name="P4" draw:layer="layout" svg:width="23cm" svg:height="11.097cm" svg:x="2.5cm" svg:y="5.8cm" presentation:class="outline" presentation:user-transformed="true">
          <draw:text-box>
            <text:list text:style-name="L2">
              <text:list-item>
                <text:p><text:span text:style-name="T6">we looked at the data source file, but you are going to want your results to go somewhere else, and are likely to want to store them in a file.</text:span></text:p>
                <text:p><text:span text:style-name="T7">bin/02-writing_a_file.pl</text:span></text:p>
              </text:list-item>
              <text:list-item>
                <text:p><text:span text:style-name="T6">In this script is an array of sequences that we will want to write out to a file (they would have been generated in some w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write_file( 'data/short_reads.seq', @sequences );</text:span></text:p>
              </text:list-header>
              <text:list-item>
                <text:p><text:span text:style-name="T6">check the file </text:span><text:span text:style-name="T7">data/short_reads.seq</text:span><text:span text:style-name="T6">. You'll see all the reads are now in there, ready to be passed on, archived, processed further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8">As with reading, there is the full way of doing it. This is very useful if you need to write periodically (e.g. a log file) or you need to write specific data, or just modify data in the file</text:span></text:p>
                <text:p><text:span text:style-name="T8"/></text:p>
              </text:list-item>
              <text:list-item>
                <text:p><text:span text:style-name="T8">first, direct equivalent to write_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385cm" svg:x="2.5cm" svg:y="5.75cm" presentation:class="outline" presentation:user-transformed="true">
          <draw:text-box>
            <text:list text:style-name="L2">
              <text:list-item>
                <text:p><text:span text:style-name="T8">open a file handle to the file you want to write to</text:span></text:p>
                <text:p><text:span text:style-name="T5">open my $fh, '&gt;', 'data/my_book' or die 'could not open data/my_book';</text:span></text:p>
              </text:list-item>
              <text:list-item>
                <text:p><text:span text:style-name="T7">$fh</text:span><text:span text:style-name="T8"> as with reading, we need a file handle</text:span></text:p>
              </text:list-item>
              <text:list-item>
                <text:p><text:span text:style-name="T7">'&gt;'</text:span><text:span text:style-name="T8"> this means for writing, overwriting any existing file with this name</text:span></text:p>
              </text:list-item>
              <text:list-item>
                <text:p><text:span text:style-name="T7">'data/my_book'</text:span><text:span text:style-name="T8"> the file we want to write into</text:span></text:p>
              </text:list-item>
              <text:list-item>
                <text:p><text:span text:style-name="T7">or die</text:span><text:span text:style-name="T8"> again always error handle an op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673cm" svg:x="2.5cm" svg:y="5.75cm" presentation:class="outline" presentation:user-transformed="true">
          <draw:text-box>
            <text:list text:style-name="L2">
              <text:list-header>
                <text:p><text:span text:style-name="T5">foreach my $seq ( @sequences ) {</text:span></text:p>
                <text:p><text:span text:style-name="T5"><text:s text:c="2"/></text:span><text:span text:style-name="T5">print {$fh} 'Andy ' . $seq or die 'Unable to print to filehande: ' . $fh;</text:span></text:p>
                <text:p><text:span text:style-name="T5">}</text:span></text:p>
              </text:list-header>
              <text:list-item>
                <text:p><text:span text:style-name="T8">In this loop, as we process the elements, we print to the filehandle our data.</text:span></text:p>
              </text:list-item>
              <text:list-item>
                <text:p><text:span text:style-name="T8">Advantage of this, if it takes a lot of processing to create each sequence, then we can print as we generate, rather than collect them all in one 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2.385cm" svg:x="2.5cm" svg:y="5.75cm" presentation:class="outline" presentation:user-transformed="true">
          <draw:text-box>
            <text:list text:style-name="L2">
              <text:list-header>
                <text:p><text:span text:style-name="T5">print {$fh} 'Andy ' ;</text:span></text:p>
              </text:list-header>
              <text:list-item>
                <text:p><text:span text:style-name="T8">we put the filehandle in </text:span><text:span text:style-name="T7">{ }</text:span><text:span text:style-name="T8"> so that the interpreter knows that it is 'where to print to', rather than needing to check at runtime if it is a variable to print, or something to print to</text:span></text:p>
                <text:p><text:span text:style-name="T5">close $fh or die 'could not close filehandle: ' . $fh;</text:span></text:p>
              </text:list-item>
              <text:list-item>
                <text:p><text:span text:style-name="T8">Exactly as with reading, we close the file han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8">If you want to append to a file (example, you have a script which runs every hour on a cron, then you don't want to kill data generated in previous hours)</text:span></text:p>
                <text:p><text:span text:style-name="T5">open $fh, '&gt;&gt;', 'data/my_book' or die 'could not open data/my_book';</text:span></text:p>
              </text:list-item>
              <text:list-item>
                <text:p><text:span text:style-name="T7">'&gt;&gt;'</text:span><text:span text:style-name="T8"> this means for appending, creating the file if it did not already ex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1.412cm" svg:x="2.5cm" svg:y="5.75cm" presentation:class="outline" presentation:user-transformed="true">
          <draw:text-box>
            <text:list text:style-name="L2">
              <text:list-header>
                <text:p><text:span text:style-name="T5">foreach my $seq ( @sequences ) {</text:span></text:p>
                <text:p><text:span text:style-name="T5"><text:s text:c="2"/></text:span><text:span text:style-name="T5">print {$fh} 'James ' . $seq or die 'Unable to print to filehande: ' . $fh;</text:span></text:p>
                <text:p><text:span text:style-name="T5">}</text:span></text:p>
              </text:list-header>
              <text:list-item>
                <text:p><text:span text:style-name="T8">We'll add James this time, so that we can see it has been added</text:span></text:p>
                <text:p><text:span text:style-name="T5">close $fh or die 'could not close filehandle: ' . $fh;</text:span></text:p>
              </text:list-item>
              <text:list-item>
                <text:p><text:span text:style-name="T8">We close ag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Summary</text:span></text:p>
          </draw:text-box>
        </draw:frame>
        <draw:frame presentation:style-name="pr3" draw:text-style-name="P4" draw:layer="layout" svg:width="23cm" svg:height="12.859cm" svg:x="2.5cm" svg:y="5.588cm" presentation:class="outline" presentation:user-transformed="true">
          <draw:text-box>
            <text:list text:style-name="L2">
              <text:list-item>
                <text:p><text:span text:style-name="T8">We have seen how to read a file into the program with write_file from File ::Slurp and using a filehandle</text:span></text:p>
              </text:list-item>
              <text:list-item>
                <text:p><text:span text:style-name="T8">We have seen how to write to a file from the program with read_file from File ::Slurp and using a filehandle</text:span></text:p>
              </text:list-item>
              <text:list-item>
                <text:p><text:span text:style-name="T8">We have seen how to append to a file</text:span></text:p>
              </text:list-item>
              <text:list-item>
                <text:p><text:span text:style-name="T8">We have touched upon when a filehandle might be better – large amounts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Workshop</text:span></text:p>
          </draw:text-box>
        </draw:frame>
        <draw:frame presentation:style-name="pr3" draw:text-style-name="P5" draw:layer="layout" svg:width="23cm" svg:height="14.011cm" svg:x="2.5cm" svg:y="5.588cm" presentation:class="outline" presentation:user-transformed="true">
          <draw:text-box>
            <text:list text:style-name="L2">
              <text:list-item>
                <text:p><text:span text:style-name="T9">07a-write_the_book_of_life</text:span></text:p>
              </text:list-item>
              <text:list-item>
                <text:p><text:span text:style-name="T9">bin/01-reading_and_writing_workshop.pl</text:span></text:p>
              </text:list-item>
              <text:list-item>
                <text:p><text:span text:style-name="T9">using the file given file write a script that will obtain the sequence and the quality scores, generate a unique name for each read from other information, and then output out in the format</text:span></text:p>
              </text:list-item>
              <text:list-item>
                <text:p><text:span text:style-name="T9"># read_name</text:span></text:p>
              </text:list-item>
              <text:list-item>
                <text:p><text:span text:style-name="T9"># sequence</text:span></text:p>
              </text:list-item>
              <text:list-item>
                <text:p><text:span text:style-name="T9"># quality</text:span></text:p>
              </text:list-item>
              <text:list-item>
                <text:p><text:span text:style-name="T9">into another file in the output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6T13:23:43</meta:creation-date>
    <meta:editing-duration>PT00H56M57S</meta:editing-duration>
    <meta:editing-cycles>14</meta:editing-cycles>
    <dc:date>2011-05-05T09:24:35</dc:date>
    <dc:creator>Andy Brown</dc:creator>
    <meta:generator>OpenOffice.org/3.2$Unix OpenOffice.org_project/320m12$Build-9483</meta:generator>
    <meta:document-statistic meta:object-count="123"/>
  </office:meta>
</office:document-meta>
</file>